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4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number-columns-repeated="61" table:default-cell-style-name="ce9"/>
        <table:table-row table:style-name="ro1">
          <table:table-cell table:style-name="ce7" office:value-type="string" calcext:value-type="string">
            <text:p>Teritorija</text:p>
          </table:table-cell>
          <table:table-cell table:style-name="ce7" office:value-type="string" calcext:value-type="string">
            <text:p>Suņi</text:p>
          </table:table-cell>
          <table:table-cell table:style-name="ce7" office:value-type="string" calcext:value-type="string">
            <text:p>Kaķi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Ādažu nov.</text:p>
          </table:table-cell>
          <table:table-cell table:style-name="ce8" office:value-type="float" office:value="1148" calcext:value-type="float">
            <text:p>1148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glonas nov.</text:p>
          </table:table-cell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izkraukles nov.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izputes nov.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knīstes nov.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lojas nov.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lsungas nov.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lūksnes nov.</text:p>
          </table:table-cell>
          <table:table-cell table:style-name="ce8" office:value-type="float" office:value="1047" calcext:value-type="float">
            <text:p>104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matas nov.</text:p>
          </table:table-cell>
          <table:table-cell table:style-name="ce8" office:value-type="float" office:value="621" calcext:value-type="float">
            <text:p>62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pes nov.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Auces nov.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Babītes nov.</text:p>
          </table:table-cell>
          <table:table-cell table:style-name="ce8" office:value-type="float" office:value="1120" calcext:value-type="float">
            <text:p>1120</text:p>
          </table:table-cell>
          <table:table-cell table:style-name="ce8" office:value-type="float" office:value="54" calcext:value-type="float">
            <text:p>5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Baldones nov.</text:p>
          </table:table-cell>
          <table:table-cell table:style-name="ce8" office:value-type="float" office:value="745" calcext:value-type="float">
            <text:p>745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Baltinavas nov.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Balvu nov.</text:p>
          </table:table-cell>
          <table:table-cell table:style-name="ce8" office:value-type="float" office:value="732" calcext:value-type="float">
            <text:p>73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Bauskas nov.</text:p>
          </table:table-cell>
          <table:table-cell table:style-name="ce8" office:value-type="float" office:value="1951" calcext:value-type="float">
            <text:p>1951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Beverīnas nov.</text:p>
          </table:table-cell>
          <table:table-cell table:style-name="ce8" office:value-type="float" office:value="345" calcext:value-type="float">
            <text:p>34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Brocēnu nov.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Burtnieku nov.</text:p>
          </table:table-cell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Carnikavas nov.</text:p>
          </table:table-cell>
          <table:table-cell table:style-name="ce8" office:value-type="float" office:value="1106" calcext:value-type="float">
            <text:p>110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Cēsu nov.</text:p>
          </table:table-cell>
          <table:table-cell table:style-name="ce8" office:value-type="float" office:value="936" calcext:value-type="float">
            <text:p>936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Cesvaines nov.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Ciblas nov.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Dagdas nov.</text:p>
          </table:table-cell>
          <table:table-cell table:style-name="ce8" office:value-type="float" office:value="614" calcext:value-type="float">
            <text:p>61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Daugavpils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Daugavpils nov.</text:p>
          </table:table-cell>
          <table:table-cell table:style-name="ce8" office:value-type="float" office:value="1953" calcext:value-type="float">
            <text:p>1953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Dobeles nov.</text:p>
          </table:table-cell>
          <table:table-cell table:style-name="ce8" office:value-type="float" office:value="1307" calcext:value-type="float">
            <text:p>1307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Dundagas nov.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Durbes nov.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Engures nov.</text:p>
          </table:table-cell>
          <table:table-cell table:style-name="ce8" office:value-type="float" office:value="766" calcext:value-type="float">
            <text:p>76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Ērgļu nov.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Garkalnes nov.</text:p>
          </table:table-cell>
          <table:table-cell table:style-name="ce8" office:value-type="float" office:value="1151" calcext:value-type="float">
            <text:p>115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Grobiņas nov.</text:p>
          </table:table-cell>
          <table:table-cell table:style-name="ce8" office:value-type="float" office:value="843" calcext:value-type="float">
            <text:p>843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Gulbenes nov.</text:p>
          </table:table-cell>
          <table:table-cell table:style-name="ce8" office:value-type="float" office:value="1755" calcext:value-type="float">
            <text:p>1755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Iecavas nov.</text:p>
          </table:table-cell>
          <table:table-cell table:style-name="ce8" office:value-type="float" office:value="736" calcext:value-type="float">
            <text:p>736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Ikšķiles nov.</text:p>
          </table:table-cell>
          <table:table-cell table:style-name="ce8" office:value-type="float" office:value="1190" calcext:value-type="float">
            <text:p>119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Ilūkstes nov.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Inčukalna nov.</text:p>
          </table:table-cell>
          <table:table-cell table:style-name="ce8" office:value-type="float" office:value="647" calcext:value-type="float">
            <text:p>647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Jaunjelgavas nov.</text:p>
          </table:table-cell>
          <table:table-cell table:style-name="ce8" office:value-type="float" office:value="411" calcext:value-type="float">
            <text:p>41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Jaunpiebalgas nov.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Jaunpils nov.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Jēkabpils</text:p>
          </table:table-cell>
          <table:table-cell table:style-name="ce8" office:value-type="float" office:value="1062" calcext:value-type="float">
            <text:p>106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Jēkabpils nov.</text:p>
          </table:table-cell>
          <table:table-cell table:style-name="ce8" office:value-type="float" office:value="421" calcext:value-type="float">
            <text:p>42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Jelgava</text:p>
          </table:table-cell>
          <table:table-cell table:style-name="ce8" office:value-type="float" office:value="3666" calcext:value-type="float">
            <text:p>3666</text:p>
          </table:table-cell>
          <table:table-cell table:style-name="ce8" office:value-type="float" office:value="138" calcext:value-type="float">
            <text:p>13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Jelgavas nov.</text:p>
          </table:table-cell>
          <table:table-cell table:style-name="ce8" office:value-type="float" office:value="2186" calcext:value-type="float">
            <text:p>2186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Jūrmala</text:p>
          </table:table-cell>
          <table:table-cell table:style-name="ce8" office:value-type="float" office:value="3602" calcext:value-type="float">
            <text:p>3602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Kandavas nov.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Kārsavas nov.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Kocēnu nov.</text:p>
          </table:table-cell>
          <table:table-cell table:style-name="ce8" office:value-type="float" office:value="554" calcext:value-type="float">
            <text:p>554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Kokneses nov.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Krāslavas nov.</text:p>
          </table:table-cell>
          <table:table-cell table:style-name="ce8" office:value-type="float" office:value="1362" calcext:value-type="float">
            <text:p>136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Krimuldas nov.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Krustpils nov.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Kuldīgas nov.</text:p>
          </table:table-cell>
          <table:table-cell table:style-name="ce8" office:value-type="float" office:value="1938" calcext:value-type="float">
            <text:p>1938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Ķeguma nov.</text:p>
          </table:table-cell>
          <table:table-cell table:style-name="ce8" office:value-type="float" office:value="578" calcext:value-type="float">
            <text:p>578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Ķekavas nov.</text:p>
          </table:table-cell>
          <table:table-cell table:style-name="ce8" office:value-type="float" office:value="2485" calcext:value-type="float">
            <text:p>2485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Lielvārdes nov.</text:p>
          </table:table-cell>
          <table:table-cell table:style-name="ce8" office:value-type="float" office:value="776" calcext:value-type="float">
            <text:p>77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Liepāja</text:p>
          </table:table-cell>
          <table:table-cell table:style-name="ce8" office:value-type="float" office:value="3611" calcext:value-type="float">
            <text:p>3611</text:p>
          </table:table-cell>
          <table:table-cell table:style-name="ce8" office:value-type="float" office:value="150" calcext:value-type="float">
            <text:p>15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Līgatnes nov.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Limbažu nov.</text:p>
          </table:table-cell>
          <table:table-cell table:style-name="ce8" office:value-type="float" office:value="1119" calcext:value-type="float">
            <text:p>111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Līvānu nov.</text:p>
          </table:table-cell>
          <table:table-cell table:style-name="ce8" office:value-type="float" office:value="762" calcext:value-type="float">
            <text:p>76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Lubānas nov.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Ludzas nov.</text:p>
          </table:table-cell>
          <table:table-cell table:style-name="ce8" office:value-type="float" office:value="898" calcext:value-type="float">
            <text:p>898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Madonas nov.</text:p>
          </table:table-cell>
          <table:table-cell table:style-name="ce8" office:value-type="float" office:value="1668" calcext:value-type="float">
            <text:p>1668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Mālpils nov.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Mārupes nov.</text:p>
          </table:table-cell>
          <table:table-cell table:style-name="ce8" office:value-type="float" office:value="1966" calcext:value-type="float">
            <text:p>1966</text:p>
          </table:table-cell>
          <table:table-cell table:style-name="ce8" office:value-type="float" office:value="156" calcext:value-type="float">
            <text:p>156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Mazsalacas nov.</text:p>
          </table:table-cell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Mērsraga nov.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Naukšēnu nov.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Neretas nov.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Nīcas nov.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Ogres nov.</text:p>
          </table:table-cell>
          <table:table-cell table:style-name="ce8" office:value-type="float" office:value="2711" calcext:value-type="float">
            <text:p>2711</text:p>
          </table:table-cell>
          <table:table-cell table:style-name="ce8" office:value-type="float" office:value="117" calcext:value-type="float">
            <text:p>11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Olaines nov.</text:p>
          </table:table-cell>
          <table:table-cell table:style-name="ce8" office:value-type="float" office:value="1730" calcext:value-type="float">
            <text:p>1730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Ozolnieku nov.</text:p>
          </table:table-cell>
          <table:table-cell table:style-name="ce8" office:value-type="float" office:value="963" calcext:value-type="float">
            <text:p>963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Pārgaujas nov.</text:p>
          </table:table-cell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Pāvilostas nov.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Pļaviņu nov.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Preiļu nov.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Priekules nov.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Priekuļu nov.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aunas nov.</text:p>
          </table:table-cell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ēzekne</text:p>
          </table:table-cell>
          <table:table-cell table:style-name="ce8" office:value-type="float" office:value="1114" calcext:value-type="float">
            <text:p>111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ēzeknes nov.</text:p>
          </table:table-cell>
          <table:table-cell table:style-name="ce8" office:value-type="float" office:value="2036" calcext:value-type="float">
            <text:p>203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iebiņu nov.</text:p>
          </table:table-cell>
          <table:table-cell table:style-name="ce8" office:value-type="float" office:value="341" calcext:value-type="float">
            <text:p>34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īga</text:p>
          </table:table-cell>
          <table:table-cell table:style-name="ce8" office:value-type="float" office:value="35194" calcext:value-type="float">
            <text:p>35194</text:p>
          </table:table-cell>
          <table:table-cell table:style-name="ce8" office:value-type="float" office:value="2557" calcext:value-type="float">
            <text:p>255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ojas nov.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opažu nov.</text:p>
          </table:table-cell>
          <table:table-cell table:style-name="ce8" office:value-type="float" office:value="839" calcext:value-type="float">
            <text:p>83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ucavas nov.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ugāju nov.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ūjienas nov.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Rundāles nov.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alacgrīvas nov.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alas nov.</text:p>
          </table:table-cell>
          <table:table-cell table:style-name="ce8" office:value-type="float" office:value="257" calcext:value-type="float">
            <text:p>25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alaspils nov.</text:p>
          </table:table-cell>
          <table:table-cell table:style-name="ce8" office:value-type="float" office:value="2040" calcext:value-type="float">
            <text:p>2040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aldus nov.</text:p>
          </table:table-cell>
          <table:table-cell table:style-name="ce8" office:value-type="float" office:value="1717" calcext:value-type="float">
            <text:p>171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aulkrastu nov.</text:p>
          </table:table-cell>
          <table:table-cell table:style-name="ce8" office:value-type="float" office:value="609" calcext:value-type="float">
            <text:p>60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ējas nov.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iguldas nov.</text:p>
          </table:table-cell>
          <table:table-cell table:style-name="ce8" office:value-type="float" office:value="1436" calcext:value-type="float">
            <text:p>1436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krīveru nov.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krundas nov.</text:p>
          </table:table-cell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miltenes nov.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topiņu nov.</text:p>
          </table:table-cell>
          <table:table-cell table:style-name="ce8" office:value-type="float" office:value="1349" calcext:value-type="float">
            <text:p>1349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Strenču nov.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Talsu nov.</text:p>
          </table:table-cell>
          <table:table-cell table:style-name="ce8" office:value-type="float" office:value="1948" calcext:value-type="float">
            <text:p>1948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Tērvetes nov.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Tukuma nov.</text:p>
          </table:table-cell>
          <table:table-cell table:style-name="ce8" office:value-type="float" office:value="1912" calcext:value-type="float">
            <text:p>1912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aiņodes nov.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alkas nov.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almiera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arakļānu nov.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ārkavas nov.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ecpiebalgas nov.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ecumnieku nov.</text:p>
          </table:table-cell>
          <table:table-cell table:style-name="ce8" office:value-type="float" office:value="714" calcext:value-type="float">
            <text:p>71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entspils</text:p>
          </table:table-cell>
          <table:table-cell table:style-name="ce8" office:value-type="float" office:value="2319" calcext:value-type="float">
            <text:p>2319</text:p>
          </table:table-cell>
          <table:table-cell table:style-name="ce8" office:value-type="float" office:value="151" calcext:value-type="float">
            <text:p>15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entspils nov.</text:p>
          </table:table-cell>
          <table:table-cell table:style-name="ce8" office:value-type="float" office:value="1214" calcext:value-type="float">
            <text:p>121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iesītes nov.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iļakas nov.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Viļānu nov.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Zilupes nov.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Latvijā kopā</text:p>
          </table:table-cell>
          <table:table-cell table:style-name="ce8" table:formula="of:=SUM([.B2:.B120])" office:value-type="float" office:value="136755" calcext:value-type="float">
            <text:p>136755</text:p>
          </table:table-cell>
          <table:table-cell table:style-name="ce8" table:formula="of:=SUM([.C2:.C120])" office:value-type="float" office:value="5666" calcext:value-type="float">
            <text:p>5666</text:p>
          </table:table-cell>
          <table:table-cell table:number-columns-repeated="61"/>
        </table:table-row>
        <table:table-row table:style-name="ro2" table:number-rows-repeated="10484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.00.0000</text:date>, <text:time style:data-style-name="N2" text:time-value="11:30:57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Redaktors </meta:initial-creator>
    <meta:creation-date>2020-11-15T11:31:04.545000000</meta:creation-date>
    <meta:editing-duration>PT8S</meta:editing-duration>
    <meta:editing-cycles>2</meta:editing-cycles>
    <dc:date>2020-11-15T11:31:05.905000000</dc:date>
    <dc:creator>Redaktors </dc:creator>
    <meta:document-statistic meta:table-count="1" meta:cell-count="363" meta:object-count="0"/>
  </office:meta>
</office:document-meta>
</file>